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Liberation Serif" fo:font-size="11pt" style:font-size-asian="11pt" style:font-size-complex="11pt"/>
    </style:style>
    <style:style style:name="P3" style:family="paragraph" style:parent-style-name="Standard">
      <style:text-properties style:font-name="Liberation Serif" style:font-name-asian="Arial2" style:font-name-complex="Arial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ределения:</text:p>
      <text:p text:style-name="P2"><text:span text:style-name="T1">Аллотропия</text:span> — способность элемента образовывать несколько простых веществ.</text:p>
      <text:p text:style-name="P2"><text:span text:style-name="T1">Окисление</text:span> — процесс ухода электронов.</text:p>
      <text:p text:style-name="P2"><text:span text:style-name="T1">Восстановление</text:span> — процесс прихода электронов.</text:p>
      <text:p text:style-name="P2"><text:span text:style-name="T1">Окислитель</text:span> — понижает СТОК.</text:p>
      <text:p text:style-name="P2"><text:span text:style-name="T1">Восстановитель</text:span> — повышает СТОК.</text:p>
      <text:p text:style-name="P2"><text:span text:style-name="T1">Гремучая смесь</text:span> — смесь двух объемов Н и одного объема О.</text:p>
      <text:p text:style-name="P2"><text:span text:style-name="T1">Электролиты</text:span> — вещества, которые диссоциируют на ионы в расплавах или растворах.</text:p>
      <text:p text:style-name="P2"><text:span text:style-name="T1">Диссоциация</text:span> — процесс распада электролита на ионы.</text:p>
      <text:p text:style-name="P2"><text:span text:style-name="T1">Растворы</text:span> — гомогенные физико-химические системы, состоящие из растворителя и частиц растворенного вещества.</text:p>
      <text:p text:style-name="P2"><text:span text:style-name="T1">Гомогенные</text:span> — однородные составляющие частицы на видны ни глазом, ни под микроскопом.</text:p>
      <text:p text:style-name="P2"><text:span text:style-name="T1">Разбавленные растворы</text:span> — растворенного вещества мало, много меньше максимума.</text:p>
      <text:p text:style-name="P2"><text:span text:style-name="T1">Концентрированные растворы</text:span> - растворенного вещества много, близко к максимальному возможному.</text:p>
      <text:p text:style-name="P2"><text:span text:style-name="T1">Ненасыщенные растворы</text:span> — в данных условиях можно еще растворить вещество.</text:p>
      <text:p text:style-name="P2"><text:span text:style-name="T1">Насыщенный раствор</text:span> — в данных условиях растворенного вещества максимальное количество.</text:p>
      <text:p text:style-name="P2"><text:span text:style-name="T1">Пересыщенные растворы</text:span> — в данных условиях растворенного вещества больше максимального. Очень неустойчивые системы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15:19.04</meta:creation-date>
    <dc:date>2018-12-18T20:06:04.599510577</dc:date>
    <meta:editing-duration>P3DT1H36M28S</meta:editing-duration>
    <meta:editing-cycles>3</meta:editing-cycles>
    <meta:generator>LibreOffice/6.0.6.2$Linux_X86_64 LibreOffice_project/00m0$Build-2</meta:generator>
    <meta:print-date>2016-01-28T23:08:33.16</meta:print-date>
    <meta:document-statistic meta:table-count="0" meta:image-count="0" meta:object-count="0" meta:page-count="1" meta:paragraph-count="16" meta:word-count="118" meta:character-count="1042" meta:non-whitespace-character-count="925"/>
  </office:meta>
</office:document-meta>
</file>